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list-style-name="LFO1" style:family="paragraph"/>
    <style:style style:name="P3" style:parent-style-name="Normal" style:list-style-name="LFO1" style:family="paragraph"/>
    <style:style style:name="P4" style:parent-style-name="Normal" style:list-style-name="LFO1" style:family="paragraph"/>
    <style:style style:name="P5" style:parent-style-name="Normal" style:list-style-name="LFO2" style:family="paragraph"/>
    <style:style style:name="P6" style:parent-style-name="Normal" style:list-style-name="LFO3" style:family="paragraph"/>
    <style:style style:name="P7" style:parent-style-name="Normal" style:list-style-name="LFO3" style:family="paragraph"/>
    <style:style style:name="P8" style:parent-style-name="Normal" style:list-style-name="LFO3" style:family="paragraph"/>
    <style:style style:name="P9" style:parent-style-name="Normal" style:list-style-name="LFO3" style:family="paragraph"/>
    <style:style style:name="P10" style:parent-style-name="Normal" style:list-style-name="LFO4" style:family="paragraph"/>
    <style:style style:name="P11" style:parent-style-name="Normal" style:list-style-name="LFO4" style:family="paragraph"/>
    <style:style style:name="P12" style:parent-style-name="Normal" style:list-style-name="LFO5" style:family="paragraph"/>
    <style:style style:name="P13" style:parent-style-name="Normal" style:list-style-name="LFO5" style:family="paragraph"/>
    <style:style style:name="P14" style:parent-style-name="Normal" style:list-style-name="LFO5" style:family="paragraph"/>
    <style:style style:name="P15" style:parent-style-name="Normal" style:list-style-name="LFO5" style:family="paragraph"/>
    <style:style style:name="P16" style:parent-style-name="Normal" style:list-style-name="LFO5" style:family="paragraph"/>
    <style:style style:name="P17" style:parent-style-name="Normal" style:list-style-name="LFO5" style:family="paragraph"/>
    <style:style style:name="P18" style:parent-style-name="Normal" style:list-style-name="LFO5" style:family="paragraph"/>
    <style:style style:name="P19" style:parent-style-name="Normal" style:list-style-name="LFO5" style:family="paragraph"/>
    <style:style style:name="P20" style:parent-style-name="Normal" style:list-style-name="LFO5" style:family="paragraph"/>
    <style:style style:name="P21" style:parent-style-name="Normal" style:list-style-name="LFO5" style:family="paragraph"/>
    <style:style style:name="P22" style:parent-style-name="Normal" style:list-style-name="LFO5" style:family="paragraph"/>
    <style:style style:name="P23" style:parent-style-name="Normal" style:list-style-name="LFO5" style:family="paragraph"/>
    <style:style style:name="P24" style:parent-style-name="Normal" style:list-style-name="LFO5" style:family="paragraph"/>
    <style:style style:name="P25" style:parent-style-name="Normal" style:list-style-name="LFO5" style:family="paragraph"/>
    <style:style style:name="P26" style:parent-style-name="Normal" style:list-style-name="LFO5" style:family="paragraph"/>
    <style:style style:name="P27" style:parent-style-name="Normal" style:list-style-name="LFO5" style:family="paragraph"/>
    <style:style style:name="P28" style:parent-style-name="Normal" style:list-style-name="LFO5" style:family="paragraph"/>
    <style:style style:name="P29" style:parent-style-name="Normal" style:list-style-name="LFO5" style:family="paragraph"/>
    <style:style style:name="P30" style:parent-style-name="Normal" style:list-style-name="LFO5" style:family="paragraph"/>
    <style:style style:name="P31" style:parent-style-name="Normal" style:list-style-name="LFO5" style:family="paragraph"/>
    <style:style style:name="P32" style:parent-style-name="Normal" style:list-style-name="LFO5" style:family="paragraph"/>
    <style:style style:name="P33" style:parent-style-name="Normal" style:list-style-name="LFO5" style:family="paragraph"/>
    <style:style style:name="P34" style:parent-style-name="Normal" style:list-style-name="LFO5" style:family="paragraph"/>
    <style:style style:name="P35" style:parent-style-name="Normal" style:list-style-name="LFO5" style:family="paragraph"/>
    <style:style style:name="P36" style:parent-style-name="Normal" style:list-style-name="LFO5" style:family="paragraph"/>
    <style:style style:name="P37" style:parent-style-name="Normal" style:list-style-name="LFO5" style:family="paragraph"/>
    <style:style style:name="P38" style:parent-style-name="Normal" style:list-style-name="LFO6" style:family="paragraph"/>
    <style:style style:name="P39" style:parent-style-name="Normal" style:list-style-name="LFO7" style:family="paragraph"/>
    <style:style style:name="P40" style:parent-style-name="Normal" style:list-style-name="LFO7" style:family="paragraph"/>
    <style:style style:name="P41" style:parent-style-name="Normal" style:list-style-name="LFO7" style:family="paragraph"/>
    <style:style style:name="P42" style:parent-style-name="Normal" style:list-style-name="LFO7" style:family="paragraph"/>
    <style:style style:name="P43" style:parent-style-name="Normal" style:list-style-name="LFO7" style:family="paragraph"/>
    <style:style style:name="P44" style:parent-style-name="Normal" style:list-style-name="LFO7" style:family="paragraph"/>
    <style:style style:name="P45" style:parent-style-name="Normal" style:list-style-name="LFO7" style:family="paragraph"/>
    <style:style style:name="P46" style:parent-style-name="Normal" style:list-style-name="LFO7" style:family="paragraph"/>
    <style:style style:name="P47" style:parent-style-name="Normal" style:list-style-name="LFO7" style:family="paragraph"/>
    <style:style style:name="P48" style:parent-style-name="Normal" style:list-style-name="LFO7" style:family="paragraph"/>
    <style:style style:name="P49" style:parent-style-name="Normal" style:list-style-name="LFO7" style:family="paragraph"/>
    <style:style style:name="P50" style:parent-style-name="Normal" style:list-style-name="LFO7" style:family="paragraph"/>
    <style:style style:name="P51" style:parent-style-name="Normal" style:list-style-name="LFO7" style:family="paragraph"/>
    <style:style style:name="P52" style:parent-style-name="Normal" style:list-style-name="LFO7" style:family="paragraph"/>
    <style:style style:name="P53" style:parent-style-name="Normal" style:list-style-name="LFO7" style:family="paragraph"/>
    <style:style style:name="P54" style:parent-style-name="Normal" style:list-style-name="LFO7" style:family="paragraph"/>
    <style:style style:name="P55" style:parent-style-name="Normal" style:list-style-name="LFO7" style:family="paragraph"/>
    <style:style style:name="P56" style:parent-style-name="Normal" style:list-style-name="LFO7" style:family="paragraph"/>
    <style:style style:name="P57" style:parent-style-name="Normal" style:list-style-name="LFO7" style:family="paragraph"/>
    <style:style style:name="P58" style:parent-style-name="Normal" style:list-style-name="LFO7" style:family="paragraph"/>
    <style:style style:name="P59" style:parent-style-name="Normal" style:list-style-name="LFO7" style:family="paragraph">
      <style:text-properties fo:language="en" fo:country="US"/>
    </style:style>
    <style:style style:name="P60" style:parent-style-name="Normal" style:list-style-name="LFO7" style:family="paragraph">
      <style:text-properties fo:language="en" fo:country="US"/>
    </style:style>
    <style:style style:name="P61" style:parent-style-name="Normal" style:list-style-name="LFO7" style:family="paragraph"/>
    <style:style style:name="P62" style:parent-style-name="Normal" style:list-style-name="LFO7" style:family="paragraph"/>
    <style:style style:name="P63" style:parent-style-name="Normal" style:list-style-name="LFO7" style:family="paragraph">
      <style:text-properties fo:language="en" fo:country="US"/>
    </style:style>
    <style:style style:name="P64" style:parent-style-name="Normal" style:list-style-name="LFO7" style:family="paragraph">
      <style:text-properties fo:language="en" fo:country="US"/>
    </style:style>
    <style:style style:name="P65" style:parent-style-name="Normal" style:list-style-name="LFO7" style:family="paragraph"/>
    <style:style style:name="P66" style:parent-style-name="Normal" style:list-style-name="LFO7" style:family="paragraph"/>
    <style:style style:name="P67" style:parent-style-name="Normal" style:list-style-name="LFO8" style:family="paragraph"/>
    <style:style style:name="P68" style:parent-style-name="Normal" style:list-style-name="LFO8" style:family="paragraph"/>
    <style:style style:name="P69" style:parent-style-name="Normal" style:list-style-name="LFO9" style:family="paragraph">
      <style:text-properties fo:language="en" fo:country="US"/>
    </style:style>
    <style:style style:name="P70" style:parent-style-name="Normal" style:list-style-name="LFO9" style:family="paragraph">
      <style:text-properties fo:language="en" fo:country="US"/>
    </style:style>
    <style:style style:name="P71" style:parent-style-name="Normal" style:list-style-name="LFO9" style:family="paragraph">
      <style:text-properties fo:language="en" fo:country="US"/>
    </style:style>
    <style:style style:name="P72" style:parent-style-name="Normal" style:list-style-name="LFO9" style:family="paragraph"/>
    <style:style style:name="P73" style:parent-style-name="Normal" style:list-style-name="LFO10" style:family="paragraph">
      <style:text-properties fo:language="en" fo:country="US"/>
    </style:style>
    <style:style style:name="P74" style:parent-style-name="Normal" style:list-style-name="LFO10" style:family="paragraph">
      <style:text-properties fo:language="en" fo:country="US"/>
    </style:style>
    <style:style style:name="P75" style:parent-style-name="Normal" style:list-style-name="LFO10" style:family="paragraph">
      <style:text-properties fo:language="en" fo:country="US"/>
    </style:style>
    <style:style style:name="P76" style:parent-style-name="Normal" style:list-style-name="LFO10" style:family="paragraph">
      <style:text-properties fo:language="en" fo:country="US"/>
    </style:style>
    <style:style style:name="P77" style:parent-style-name="Normal" style:list-style-name="LFO10" style:family="paragraph">
      <style:text-properties fo:language="en" fo:country="US"/>
    </style:style>
    <style:style style:name="P78" style:parent-style-name="Normal" style:list-style-name="LFO10" style:family="paragraph">
      <style:text-properties fo:language="en" fo:country="US"/>
    </style:style>
    <style:style style:name="P79" style:parent-style-name="ListParagraph" style:list-style-name="LFO11" style:family="paragraph">
      <style:text-properties fo:language="en" fo:country="US"/>
    </style:style>
    <style:style style:name="P80" style:parent-style-name="Normal" style:family="paragraph">
      <style:text-properties fo:font-weight="bold" style:font-weight-asian="bold" style:font-weight-complex="bold"/>
    </style:style>
    <style:style style:name="P81" style:parent-style-name="Normal" style:list-style-name="LFO12" style:family="paragraph"/>
    <style:style style:name="P82" style:parent-style-name="Normal" style:list-style-name="LFO12" style:family="paragraph"/>
    <style:style style:name="P83" style:parent-style-name="Normal" style:list-style-name="LFO12" style:family="paragraph"/>
    <style:style style:name="P84" style:parent-style-name="Normal" style:list-style-name="LFO12" style:family="paragraph"/>
    <style:style style:name="P85" style:parent-style-name="Normal" style:list-style-name="LFO12" style:family="paragraph"/>
    <style:style style:name="P86" style:parent-style-name="Normal" style:family="paragraph">
      <style:text-properties fo:font-weight="bold" style:font-weight-asian="bold" style:font-weight-complex="bold"/>
    </style:style>
    <style:style style:name="P87" style:parent-style-name="Normal" style:list-style-name="LFO13" style:family="paragraph"/>
    <style:style style:name="T88" style:parent-style-name="DefaultParagraphFont" style:family="text">
      <style:text-properties fo:font-weight="bold" style:font-weight-asian="bold" style:font-weight-complex="bold"/>
    </style:style>
    <style:style style:name="P89" style:parent-style-name="Normal" style:list-style-name="LFO13" style:family="paragraph"/>
    <style:style style:name="T90" style:parent-style-name="DefaultParagraphFont" style:family="text">
      <style:text-properties fo:font-weight="bold" style:font-weight-asian="bold" style:font-weight-complex="bold"/>
    </style:style>
    <style:style style:name="P91" style:parent-style-name="Normal" style:list-style-name="LFO13" style:family="paragraph"/>
    <style:style style:name="T92" style:parent-style-name="DefaultParagraphFont" style:family="text">
      <style:text-properties fo:font-weight="bold" style:font-weight-asian="bold" style:font-weight-complex="bold"/>
    </style:style>
    <style:style style:name="P93" style:parent-style-name="Normal" style:list-style-name="LFO13" style:family="paragraph"/>
    <style:style style:name="T94" style:parent-style-name="DefaultParagraphFont" style:family="text">
      <style:text-properties fo:font-weight="bold" style:font-weight-asian="bold" style:font-weight-complex="bold"/>
    </style:style>
    <style:style style:name="P95" style:parent-style-name="Normal" style:list-style-name="LFO13" style:family="paragraph"/>
    <style:style style:name="T96" style:parent-style-name="DefaultParagraphFont" style:family="text">
      <style:text-properties fo:font-weight="bold" style:font-weight-asian="bold" style:font-weight-complex="bold"/>
    </style:style>
    <style:style style:name="P97" style:parent-style-name="Normal" style:list-style-name="LFO13" style:family="paragraph"/>
    <style:style style:name="T98" style:parent-style-name="DefaultParagraphFont" style:family="text">
      <style:text-properties fo:font-weight="bold" style:font-weight-asian="bold" style:font-weight-complex="bold"/>
    </style:style>
    <style:style style:name="P99" style:parent-style-name="Normal" style:list-style-name="LFO13" style:family="paragraph"/>
    <style:style style:name="T100" style:parent-style-name="DefaultParagraphFont" style:family="text">
      <style:text-properties fo:font-weight="bold" style:font-weight-asian="bold" style:font-weight-complex="bold"/>
    </style:style>
    <style:style style:name="P101" style:parent-style-name="Normal" style:list-style-name="LFO13" style:family="paragraph"/>
    <style:style style:name="T102" style:parent-style-name="DefaultParagraphFont" style:family="text">
      <style:text-properties fo:font-weight="bold" style:font-weight-asian="bold" style:font-weight-complex="bold"/>
    </style:style>
    <style:style style:name="P103" style:parent-style-name="Normal" style:list-style-name="LFO13" style:family="paragraph"/>
    <style:style style:name="T104" style:parent-style-name="DefaultParagraphFont" style:family="text">
      <style:text-properties fo:font-weight="bold" style:font-weight-asian="bold" style:font-weight-complex="bold"/>
    </style:style>
    <style:style style:name="P105" style:parent-style-name="Normal"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P108" style:parent-style-name="Normal" style:list-style-name="LFO14" style:family="paragraph"/>
    <style:style style:name="T109" style:parent-style-name="DefaultParagraphFont" style:family="text">
      <style:text-properties fo:font-weight="bold" style:font-weight-asian="bold" style:font-weight-complex="bold"/>
    </style:style>
    <style:style style:name="P110" style:parent-style-name="Normal" style:list-style-name="LFO14" style:family="paragraph"/>
    <style:style style:name="T111" style:parent-style-name="DefaultParagraphFont" style:family="text">
      <style:text-properties fo:font-weight="bold" style:font-weight-asian="bold" style:font-weight-complex="bold"/>
    </style:style>
    <style:style style:name="P112" style:parent-style-name="Normal" style:list-style-name="LFO14" style:family="paragraph"/>
    <style:style style:name="T113" style:parent-style-name="DefaultParagraphFont" style:family="text">
      <style:text-properties fo:font-weight="bold" style:font-weight-asian="bold" style:font-weight-complex="bold"/>
    </style:style>
    <style:style style:name="P114" style:parent-style-name="Normal" style:family="paragraph">
      <style:text-properties fo:font-weight="bold" style:font-weight-asian="bold" style:font-weight-complex="bold"/>
    </style:style>
    <style:style style:name="P115" style:parent-style-name="Normal" style:list-style-name="LFO15" style:family="paragraph"/>
    <style:style style:name="T116" style:parent-style-name="DefaultParagraphFont" style:family="text">
      <style:text-properties fo:font-weight="bold" style:font-weight-asian="bold" style:font-weight-complex="bold"/>
    </style:style>
    <style:style style:name="P117" style:parent-style-name="Normal" style:list-style-name="LFO15" style:family="paragraph"/>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P123" style:parent-style-name="Normal" style:family="paragraph">
      <style:text-properties fo:font-weight="bold" style:font-weight-asian="bold" style:font-weight-complex="bold"/>
    </style:style>
    <style:style style:name="P124" style:parent-style-name="Normal" style:list-style-name="LFO16" style:family="paragraph"/>
    <style:style style:name="T125" style:parent-style-name="DefaultParagraphFont" style:family="text">
      <style:text-properties fo:font-weight="bold" style:font-weight-asian="bold" style:font-weight-complex="bold"/>
    </style:style>
    <style:style style:name="P126" style:parent-style-name="Normal" style:list-style-name="LFO16" style:family="paragraph"/>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language="en" fo:country="US"/>
    </style:style>
    <style:style style:name="T129" style:parent-style-name="DefaultParagraphFont" style:family="text">
      <style:text-properties fo:language="en" fo:country="US"/>
    </style:style>
    <style:style style:name="P130" style:parent-style-name="Normal" style:family="paragraph">
      <style:text-properties fo:font-weight="bold" style:font-weight-asian="bold" style:font-weight-complex="bold"/>
    </style:style>
    <style:style style:name="P131" style:parent-style-name="ListParagraph" style:list-style-name="LFO11" style:family="paragraph"/>
    <style:style style:name="P132" style:parent-style-name="Normal" style:family="paragraph">
      <style:text-properties fo:font-weight="bold" style:font-weight-asian="bold" style:font-weight-complex="bold"/>
    </style:style>
    <style:style style:name="P133" style:parent-style-name="Normal" style:family="paragraph">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P140" style:parent-style-name="Normal" style:family="paragraph">
      <style:text-properties fo:font-weight="bold" style:font-weight-asian="bold" style:font-weight-complex="bold"/>
    </style:style>
    <style:style style:name="P141" style:parent-style-name="Normal" style:list-style-name="LFO17" style:family="paragraph"/>
    <style:style style:name="P142" style:parent-style-name="Normal" style:list-style-name="LFO17" style:family="paragraph"/>
    <style:style style:name="P143" style:parent-style-name="Normal" style:list-style-name="LFO17" style:family="paragraph"/>
    <style:style style:name="P144" style:parent-style-name="Normal" style:list-style-name="LFO17" style:family="paragraph"/>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office:automatic-styles>
  <office:body>
    <office:text text:use-soft-page-breaks="true">
      <text:p text:style-name="P1">Spielerverzeichnis &amp; Statistiken<text:s/>– Wiki</text:p>
      <text:p text:style-name="Normal">Dieses Plugin erstellt eine Übersicht der Spieler und Spielerinnen und ihren zugehörigen Accounts. Eine sogenannte Wer-ist-Wer-Liste. Neben dieser Liste gibt es persönliche Spieler-Statistiken und Charakter-Statistiken. Auf diesen Statistik-Seiten werden die unterschiedlichsten Informationen und Statistikwerte zum Spieler bzw. zum Charakter ausgegeben.<text:line-break/>Neben den vorgefertigten Statistiken und Diagrammen können im ACP auch eigene Statistiken für die Spieler-Statistik-Seite erstellt werden. Zum Beispiel eine Statistik, wie viele männliche, weibliche oder diverse Charaktere ein User besitzt. Genauere und ausführliche Informationen zu den Einstellungen, Möglichkeiten und eigenen Statistiken findet man im <text:a xlink:href="https://github.com/little-evil-genius/Spielerverzeichnis/wiki" office:target-frame-name="_top" xlink:show="replace"><text:span text:style-name="Hyperlink">Wiki</text:span></text:a>.<text:line-break/><text:line-break/>Wem dieses Plugin zu komplex und umfangreich ist, hat die Möglichkeit das <text:a xlink:href="https://storming-gates.de/showthread.php?tid=19354&amp;pid=135895#pid135895" office:target-frame-name="_top" xlink:show="replace"><text:span text:style-name="Hyperlink">Wer ist wer? 1.1 - Plugin</text:span></text:a> von <text:a xlink:href="https://storming-gates.de/member.php?action=profile&amp;uid=112" office:target-frame-name="_top" xlink:show="replace"><text:span text:style-name="Hyperlink">melancholia</text:span></text:a> zu verwenden. Und/Oder das Tutorial <text:a xlink:href="https://storming-gates.de/showthread.php?tid=1015591&amp;pid=480982#pid480982" office:target-frame-name="_top" xlink:show="replace"><text:span text:style-name="Hyperlink">Spielerübersicht mit Statistiken - Storming Gates</text:span></text:a> | <text:a xlink:href="https://epic.quodvide.de/showthread.php?tid=1109&amp;pid=5112#pid5112" office:target-frame-name="_top" xlink:show="replace"><text:span text:style-name="Hyperlink">Spielerübersicht mit Statistiken - Epic</text:span></text:a> von <text:a xlink:href="https://epic.quodvide.de/member.php?action=profile&amp;uid=10" office:target-frame-name="_top" xlink:show="replace"><text:span text:style-name="Hyperlink">sparks fly</text:span></text:a> einzubauen. Wer Interesse an Diagrammen hat, der kann, wie ich auch, die Diagramme mit Hilfe der open source Lösung <text:a xlink:href="https://www.chartjs.org/" office:target-frame-name="_top" xlink:show="replace"><text:span text:style-name="Hyperlink">Chart.js</text:span></text:a> bauen oder sich das Tutorial <text:a xlink:href="https://storming-gates.de/showthread.php?tid=1017740&amp;pid=495004#pid495004" office:target-frame-name="_top" xlink:show="replace"><text:span text:style-name="Hyperlink">Charts mit Hilfe von Googles Developer erstellen</text:span></text:a> von <text:a xlink:href="https://storming-gates.de/member.php?action=profile&amp;uid=279" office:target-frame-name="_top" xlink:show="replace"><text:span text:style-name="Hyperlink">Ales</text:span></text:a> anschauen.<text:line-break/><text:line-break/>HINWEIS:<text:line-break/>Das Plugin ist kompatibel mit den klassischen Profilfeldern von MyBB und/oder dem <text:a xlink:href="https://github.com/katjalennartz/application_ucp" office:target-frame-name="_top" xlink:show="replace"><text:span text:style-name="Hyperlink">Steckbrief-Plugin von Risuena</text:span></text:a>.<text:line-break/>Auch ist das Plugin mit verschiedenen Inplaytrackern/Szenentrackern kompatibel: mit dem <text:a xlink:href="https://github.com/its-sparks-fly/Inplaytracker-2.0" office:target-frame-name="_top" xlink:show="replace"><text:span text:style-name="Hyperlink">Inplaytracker 2.0 von sparks fly</text:span></text:a>, dem Nachfolger <text:a xlink:href="https://github.com/ItsSparksFly/mybb-inplaytracker" office:target-frame-name="_top" xlink:show="replace"><text:span text:style-name="Hyperlink">Inplaytracker 3.0 von sparks fly</text:span></text:a>, dem <text:a xlink:href="https://github.com/little-evil-genius/Inplayszenen-Manager" office:target-frame-name="_top" xlink:show="replace"><text:span text:style-name="Hyperlink">Inplayszenen-Manager von mir (little.evil.genius)</text:span></text:a>, dem <text:a xlink:href="https://storming-gates.de/showthread.php?tid=1023729&amp;pid=537783#pid537783" office:target-frame-name="_top" xlink:show="replace"><text:span text:style-name="Hyperlink">Szenentracker von Risuena</text:span></text:a>, dem <text:a xlink:href="https://github.com/Ales12/inplaytracker" office:target-frame-name="_top" xlink:show="replace"><text:span text:style-name="Hyperlink">Inplaytracker 1.0 von Ales</text:span></text:a> und dem Nachfolger <text:a xlink:href="https://github.com/Ales12/inplaytracker-2.0" office:target-frame-name="_top" xlink:show="replace"><text:span text:style-name="Hyperlink">Inplaytracker 2.0 von Ales</text:span></text:a>.<text:line-break/>Genauso kann auch das Listen-Menü angezeigt werden, wenn man das <text:a xlink:href="https://github.com/ItsSparksFly/mybb-lists" office:target-frame-name="_top" xlink:show="replace"><text:span text:style-name="Hyperlink">Automatische Listen-Plugin von sparks fly</text:span></text:a> verwendet. Beides muss nur vorher eingestellt werden.</text:p>
      <text:p text:style-name="Normal">Vorrausetzung</text:p>
      <text:list text:style-name="LFO1" text:continue-numbering="true">
        <text:list-item>
          <text:p text:style-name="P2">Das ACP Modul <text:a xlink:href="https://github.com/little-evil-genius/rpgstuff_modul" office:target-frame-name="_top" xlink:show="replace"><text:span text:style-name="Hyperlink">RPG Stuff</text:span></text:a> muss vorhanden sein.</text:p>
        </text:list-item>
        <text:list-item>
          <text:p text:style-name="P3">Der <text:a xlink:href="https://doylecc.altervista.org/bb/downloads.php?dlid=26&amp;cat=2" office:target-frame-name="_top" xlink:show="replace"><text:span text:style-name="Hyperlink">Accountswitcher</text:span></text:a> von doylecc muss installiert sein.</text:p>
        </text:list-item>
        <text:list-item>
          <text:p text:style-name="P4">Für eine Ausgabe von einem zufälligen Inplayzitat wird das <text:a xlink:href="https://github.com/its-sparks-fly/Inplayzitate-2.0" office:target-frame-name="_top" xlink:show="replace"><text:span text:style-name="Hyperlink">Inplayzitate 2.0</text:span></text:a> oder <text:a xlink:href="https://github.com/ItsSparksFly/mybb-inplayquotes" office:target-frame-name="_top" xlink:show="replace"><text:span text:style-name="Hyperlink">Inplayzitate 3.0</text:span></text:a> Plugin von sparks fly oder <text:a xlink:href="https://github.com/Ales12/inplayquotes" office:target-frame-name="_top" xlink:show="replace"><text:span text:style-name="Hyperlink">Inplayzitate</text:span></text:a> Plugin von Ales oder die <text:a xlink:href="https://github.com/little-evil-genius/inplayzitate" office:target-frame-name="_top" xlink:show="replace"><text:span text:style-name="Hyperlink">Inplayzitate</text:span></text:a> von mir (little.evil.genius) verwendet. Wenn man diese Option nicht möchte, muss keines der Plugins installiert sein.</text:p>
        </text:list-item>
      </text:list>
      <text:p text:style-name="Normal">Datenbank-Änderungen</text:p>
      <text:p text:style-name="Normal">hinzugefügte Tabelle:</text:p>
      <text:list text:style-name="LFO2" text:continue-numbering="true">
        <text:list-item>
          <text:p text:style-name="P5">PRÄFIX_playerdirectory_statistics</text:p>
        </text:list-item>
      </text:list>
      <text:p text:style-name="Normal">hinzugefügte Spalten in der DB-Tabelle PRÄFIX_users:</text:p>
      <text:list text:style-name="LFO3" text:continue-numbering="true">
        <text:list-item>
          <text:p text:style-name="P6">playerdirectory_playerstat</text:p>
        </text:list-item>
        <text:list-item>
          <text:p text:style-name="P7">playerdirectory_playerstat_guest</text:p>
        </text:list-item>
        <text:list-item>
          <text:p text:style-name="P8">playerdirectory_characterstat</text:p>
        </text:list-item>
        <text:list-item>
          <text:p text:style-name="P9">playerdirectory_characterstat_guest</text:p>
        </text:list-item>
      </text:list>
      <text:soft-page-break/>
      <text:p text:style-name="Normal">Neue Sprachdateien</text:p>
      <text:list text:style-name="LFO4" text:continue-numbering="true">
        <text:list-item>
          <text:p text:style-name="P10">deutsch_du/admin/playerdirectory.lang.php</text:p>
        </text:list-item>
        <text:list-item>
          <text:p text:style-name="P11">deutsch_du/playerdirectory.lang.php</text:p>
        </text:list-item>
      </text:list>
      <text:p text:style-name="Normal">Einstellungen - Spielerverzeichnis und Statistiken</text:p>
      <text:list text:style-name="LFO5" text:continue-numbering="true">
        <text:list-item>
          <text:p text:style-name="P12">Spielerverzeichnis aktivieren</text:p>
        </text:list-item>
        <text:list-item>
          <text:p text:style-name="P13">Gästeberechtigung</text:p>
        </text:list-item>
        <text:list-item>
          <text:p text:style-name="P14">Spieleranzahl pro Seite</text:p>
        </text:list-item>
        <text:list-item>
          <text:p text:style-name="P15">Ausgeschlossene Accounts</text:p>
        </text:list-item>
        <text:list-item>
          <text:p text:style-name="P16">Spieler-Statistik aktivieren</text:p>
        </text:list-item>
        <text:list-item>
          <text:p text:style-name="P17">Gästeberechtigung</text:p>
        </text:list-item>
        <text:list-item>
          <text:p text:style-name="P18">Charakter-Statistik aktivieren</text:p>
        </text:list-item>
        <text:list-item>
          <text:p text:style-name="P19">Gästeberechtigung</text:p>
        </text:list-item>
        <text:list-item>
          <text:p text:style-name="P20">Profilfeldsystem</text:p>
        </text:list-item>
        <text:list-item>
          <text:p text:style-name="P21">Spielername</text:p>
        </text:list-item>
        <text:list-item>
          <text:p text:style-name="P22">Standard-Avatar</text:p>
        </text:list-item>
        <text:list-item>
          <text:p text:style-name="P23">Avatar verstecken</text:p>
        </text:list-item>
        <text:list-item>
          <text:p text:style-name="P24">Geburtstage der Charaktere</text:p>
        </text:list-item>
        <text:list-item>
          <text:p text:style-name="P25">Geburtstagsfeld</text:p>
        </text:list-item>
        <text:list-item>
          <text:p text:style-name="P26">Letzter Inplaytag</text:p>
        </text:list-item>
        <text:list-item>
          <text:p text:style-name="P27">Feld fürs Alter</text:p>
        </text:list-item>
        <text:list-item>
          <text:p text:style-name="P28">Inplaytracker</text:p>
        </text:list-item>
        <text:list-item>
          <text:p text:style-name="P29">letzte 12 Monate-Statistik</text:p>
        </text:list-item>
        <text:list-item>
          <text:p text:style-name="P30">Szenenanzahl pro Charakter - Statistik</text:p>
        </text:list-item>
        <text:list-item>
          <text:p text:style-name="P31">Szenenanzahl-Statistik - Legende</text:p>
        </text:list-item>
        <text:list-item>
          <text:p text:style-name="P32">Inplaypostanzahl pro Charakter - Statistik</text:p>
        </text:list-item>
        <text:list-item>
          <text:p text:style-name="P33">Inplaypostanzahl-Statistik - Legende</text:p>
        </text:list-item>
        <text:list-item>
          <text:p text:style-name="P34">Farben für die Säulen/Kreisflächen</text:p>
        </text:list-item>
        <text:list-item>
          <text:p text:style-name="P35">Inplayzitate</text:p>
        </text:list-item>
        <text:list-item>
          <text:p text:style-name="P36">Listen PHP</text:p>
        </text:list-item>
        <text:list-item>
          <text:p text:style-name="P37">Listen Menü Template<text:line-break/><text:line-break/>HINWEIS:<text:line-break/><text:soft-page-break/>Einige Einstellungen sind abhängig voneinander und werden nur angezeigt, wenn bei einer anderen Einstellung Option 1 oder 2 ausgewählt wurde.</text:p>
        </text:list-item>
      </text:list>
      <text:p text:style-name="Normal">Neue Template-Gruppe innerhalb der Design-Templates</text:p>
      <text:list text:style-name="LFO6" text:continue-numbering="true">
        <text:list-item>
          <text:p text:style-name="P38">Spielerverzeichnis und Statistiken</text:p>
        </text:list-item>
      </text:list>
      <text:p text:style-name="Normal">Neue Templates (nicht global!)</text:p>
      <text:list text:style-name="LFO7" text:continue-numbering="true">
        <text:list-item>
          <text:p text:style-name="P39">playerdirectory_characterstat</text:p>
        </text:list-item>
        <text:list-item>
          <text:p text:style-name="P40">playerdirectory_characterstat_inplayquote</text:p>
        </text:list-item>
        <text:list-item>
          <text:p text:style-name="P41">playerdirectory_directory</text:p>
        </text:list-item>
        <text:list-item>
          <text:p text:style-name="P42">playerdirectory_directory_characters</text:p>
        </text:list-item>
        <text:list-item>
          <text:p text:style-name="P43">playerdirectory_directory_user</text:p>
        </text:list-item>
        <text:list-item>
          <text:p text:style-name="P44">playerdirectory_menu_link</text:p>
        </text:list-item>
        <text:list-item>
          <text:p text:style-name="P45">playerdirectory_notice_banner</text:p>
        </text:list-item>
        <text:list-item>
          <text:p text:style-name="P46">playerdirectory_playerstat</text:p>
        </text:list-item>
        <text:list-item>
          <text:p text:style-name="P47">playerdirectory_playerstat_characters</text:p>
        </text:list-item>
        <text:list-item>
          <text:p text:style-name="P48">playerdirectory_playerstat_inplayquote</text:p>
        </text:list-item>
        <text:list-item>
          <text:p text:style-name="P49">playerdirectory_playerstat_ownstat</text:p>
        </text:list-item>
        <text:list-item>
          <text:p text:style-name="P50">playerdirectory_playerstat_ownstat_bar</text:p>
        </text:list-item>
        <text:list-item>
          <text:p text:style-name="P51">playerdirectory_playerstat_ownstat_bit</text:p>
        </text:list-item>
        <text:list-item>
          <text:p text:style-name="P52">playerdirectory_playerstat_ownstat_pie</text:p>
        </text:list-item>
        <text:list-item>
          <text:p text:style-name="P53">playerdirectory_postactivity_months</text:p>
        </text:list-item>
        <text:list-item>
          <text:p text:style-name="P54">playerdirectory_postactivity_months_bit</text:p>
        </text:list-item>
        <text:list-item>
          <text:p text:style-name="P55">playerdirectory_postactivity_months_chart</text:p>
        </text:list-item>
        <text:list-item>
          <text:p text:style-name="P56">playerdirectory_postactivity_perChara</text:p>
        </text:list-item>
        <text:list-item>
          <text:p text:style-name="P57">playerdirectory_postactivity_perChara_poststat</text:p>
        </text:list-item>
        <text:list-item>
          <text:p text:style-name="P58">playerdirectory_postactivity_perChara_poststat_bit</text:p>
        </text:list-item>
        <text:list-item>
          <text:p text:style-name="P59">playerdirectory_postactivity_perChara_poststat_chart_bar</text:p>
        </text:list-item>
        <text:list-item>
          <text:p text:style-name="P60">playerdirectory_postactivity_perChara_poststat_chart_pie</text:p>
        </text:list-item>
        <text:list-item>
          <text:p text:style-name="P61">playerdirectory_postactivity_perChara_scenestat</text:p>
        </text:list-item>
        <text:list-item>
          <text:p text:style-name="P62">playerdirectory_postactivity_perChara_scenestat_bit</text:p>
        </text:list-item>
        <text:list-item>
          <text:p text:style-name="P63">playerdirectory_postactivity_perChara_scenestat_chart_bar</text:p>
        </text:list-item>
        <text:list-item>
          <text:p text:style-name="P64">playerdirectory_postactivity_perChara_scenestat_chart_pie</text:p>
        </text:list-item>
        <text:list-item>
          <text:p text:style-name="P65">playerdirectory_usercp_options</text:p>
        </text:list-item>
        <text:list-item>
          <text:p text:style-name="P66">playerdirectory_usercp_options_bit<text:line-break/><text:line-break/>HINWEIS:<text:line-break/>Alle Templates wurden größtenteils ohne Tabellen-Struktur gecodet. Das Layout wurde auf ein MyBB Default Design angepasst.</text:p>
        </text:list-item>
      </text:list>
      <text:p text:style-name="Normal">Template Änderungen - neue Variablen</text:p>
      <text:list text:style-name="LFO8" text:continue-numbering="true">
        <text:list-item>
          <text:p text:style-name="P67">header - {$menu_playerdirectory}</text:p>
        </text:list-item>
        <text:list-item>
          <text:p text:style-name="P68">usercp_options - {$playerdirectory_options}</text:p>
        </text:list-item>
      </text:list>
      <text:p text:style-name="Normal">Neues CSS - playerdirectory.css</text:p>
      <text:p text:style-name="Normal">Es wird automatisch in jedes bestehende und neue Design hinzugefügt. Man sollte es einfach einmal abspeichern - auch im Default. Nach einem MyBB Upgrade fehlt der Stylesheets im Masterstyle? Im ACP Modul "RPG Erweiterungen" befindet sich der Menüpunkt "Stylesheets überprüfen" und kann von hinterlegten Plugins den Stylesheet wieder hinzufügen.</text:p>
      <text:p text:style-name="Normal">Links</text:p>
      <text:list text:style-name="LFO9" text:continue-numbering="true">
        <text:list-item>
          <text:p text:style-name="P69">euerforum.de/admin/index.php?module=rpgstuff-playerdirectory</text:p>
        </text:list-item>
        <text:list-item>
          <text:p text:style-name="P70">euerforum.de/misc.php?action=playerdirectory</text:p>
        </text:list-item>
        <text:list-item>
          <text:p text:style-name="P71">euerforum.de/misc.php?action=playerstatistic&amp;uid=X</text:p>
        </text:list-item>
        <text:list-item>
          <text:p text:style-name="P72">euerforum.de/misc.php?action=characterstatistic&amp;uid=X<text:line-break/><text:line-break/>das X steht für die Account-ID. Diese ist flexibel.</text:p>
        </text:list-item>
      </text:list>
      <text:p text:style-name="Normal">manuelle Statistik-Links in Templates</text:p>
      <text:p text:style-name="Normal">Postbit</text:p>
      <text:list text:style-name="LFO10" text:continue-numbering="true">
        <text:list-item>
          <text:p text:style-name="P73">&lt;a href="misc.php?action=playerstatistic&amp;uid={$post['uid']}"&gt;Spielername&lt;/a&gt;</text:p>
        </text:list-item>
        <text:list-item>
          <text:p text:style-name="P74">&lt;a href="misc.php?action=characterstatistic&amp;uid={$post['uid']}"&gt;Charaktername&lt;/a&gt;<text:line-break/><text:line-break/>Memberlist</text:p>
        </text:list-item>
        <text:list-item>
          <text:p text:style-name="P75">&lt;a href="misc.php?action=playerstatistic&amp;uid={$user['uid']}"&gt;Spielername&lt;/a&gt;</text:p>
        </text:list-item>
        <text:list-item>
          <text:p text:style-name="P76">&lt;a href="misc.php?action=characterstatistic&amp;uid={$user['uid']}"&gt;Charaktername&lt;/a&gt;<text:line-break/><text:line-break/>Profil</text:p>
        </text:list-item>
        <text:list-item>
          <text:p text:style-name="P77">&lt;a href="misc.php?action=playerstatistic&amp;uid={$memprofile['uid']}"&gt;Spielername&lt;/a&gt;</text:p>
        </text:list-item>
        <text:list-item>
          <text:p text:style-name="P78">&lt;a href="misc.php?action=characterstatistic&amp;uid={$memprofile['uid']}"&gt;Charaktername&lt;/a&gt;</text:p>
        </text:list-item>
      </text:list>
      <text:list text:style-name="LFO11" text:continue-numbering="true">
        <text:list-item>
          <text:p text:style-name="P79">Installation</text:p>
        </text:list-item>
      </text:list>
      <text:p text:style-name="P80">First Steps</text:p>
      <text:soft-page-break/>
      <text:list text:style-name="LFO12" text:continue-numbering="true">
        <text:list-item>
          <text:p text:style-name="P81">Alle Daten in die entsprechenden Ordner hochladen. Dieses Plugin beinhaltet eine Datei für inc/plugins, zwei Sprachdateien (eine normale und eine für den Admin-Ordner). Aktuell biete ich nur eine Sprachdatei für deutsch_du an. Die deutsch_du Dateien können, aber auch ohne Probleme in den deutsch_sie hochgeladen werden.<text:line-break/></text:p>
        </text:list-item>
        <text:list-item>
          <text:p text:style-name="P82">Einstellungen im ACP vornehmen (Konfiguration » Einstellungen: admin/index.php?module=config). Die Einstellung findet ihr unter dem Namen: Spielerverzeichnis und Statistiken.<text:line-break/></text:p>
        </text:list-item>
        <text:list-item>
          <text:p text:style-name="P83">Für eigene Statistiken: Die Gruppenberechtigung für die Gruppen setzen, welche das Recht haben sollen, die eigenen Statistiken zu verwalten. Benutzer &amp; Gruppen » Administrator-Berechtigungen » Benutzergruppen-Berechtigungen (admin/index.php?module=user-admin_permissions&amp;action=group) aufrufen und bei den entsprechenden Gruppen die Berechtigungen ändern. Die Berechtigungen für die eigenen Statistiken befinden sich im Tab „Benutzer &amp; Gruppen“.<text:line-break/></text:p>
        </text:list-item>
        <text:list-item>
          <text:p text:style-name="P84">Gegebenenfalls eigene Statistiken (Benutzer &amp; Gruppen » Statistiken für die Spielerstatistik: index.php?module=rpgstuff-playerdirectory) und Statistik Variablen in das Template playerdirectory_playerstat einfügen.<text:line-break/></text:p>
        </text:list-item>
        <text:list-item>
          <text:p text:style-name="P85">Templates und CSS anpassen.<text:line-break/><text:line-break/>Ich möchte hier einen Hinweis dalassen, dass ihr einfach den Mut haben könnt auszuprobieren. Klickt euch durch die einzelnen Einstellungen durch, verschiebt das HTML und verbindet es mit eurem eigenen CSS. Nutzt vielleicht extra Variabeln (siehe <text:a xlink:href="https://github.com/little-evil-genius/Spielerverzeichnis/wiki/3.-extra-Variabeln" office:target-frame-name="_top" xlink:show="replace"><text:span text:style-name="Hyperlink">3. extra Variabeln</text:span></text:a>). Probiert einfach aus, was euch am besten gefällt. Mit den Einstellungen könnt ihr nichts am Plugin kaputt machen. Und wenn ein Template geschrottet wird, könnt ihr es immer auf den Default-Zustand zurücksetzen.</text:p>
        </text:list-item>
      </text:list>
      <text:p text:style-name="P86">Einstellungen</text:p>
      <text:p text:style-name="Normal">Das Plugin hat insgesamt 27 Einstellungen und das kann auf den ersten Blick ziemlich einschüchtern. Aber die Einstellungen dienen dazu, dass man nicht selbst in die PHP muss. Ich habe versucht, alles mögliche abzufangen, damit das Spielerverzeichnis und die Statistiken so angepasst werden können, wie jedes Forum es gerne hätte. Mit Einstellungen kann man nichts kaputt machen. Versprochen!<text:line-break/>Aber ich gehe auf die Einstellungen etwas näher ein:<text:line-break/></text:p>
      <text:list text:style-name="LFO13" text:continue-numbering="true">
        <text:list-item>
          <text:p text:style-name="P87"><text:span text:style-name="T88">Spielerverzeichnis aktivieren &amp; Spieler-Statistik aktivieren &amp; Charakter-Statistik aktivieren</text:span><text:line-break/>Das Plugin besteht aus drei Seiten, dem Spielerverzeichnis, der persönlichen Spieler-Statistik und Charakter-Statistiken. Jede einzelne Seite kann individuell und unabhängig voneinander aktiviert oder deaktiviert werden.<text:line-break/></text:p>
        </text:list-item>
        <text:list-item>
          <text:p text:style-name="P89"><text:span text:style-name="T90">Gästeberechtigung</text:span><text:line-break/>Auch jede Seite kann einzeln vor Gästen versteckt werden. Beachtet, dass User immer<text:s/><text:soft-page-break/>noch die eigene Möglichkeit haben ihre persönliche Spieler und Charakter-Statistiken vor Gästen zu verstecken.<text:line-break/>Sollten die Seiten vor Gästen geschützt sein, wird den Gästen beim aufrufen der Seite eine Information angezeigt, dass das Team die Seite für Gäste deaktiviert hat.<text:line-break/></text:p>
        </text:list-item>
        <text:list-item>
          <text:p text:style-name="P91"><text:span text:style-name="T92">Spieleranzahl pro Seite</text:span><text:line-break/>Wie bei der Mitgliederliste wird ab einer bestimmten Anzahl von Spielern die Anzeige auf mehrere Seiten aufgesplittet. Mit dieser Einstellung kann festgehalten werden, wie viele Spieler auf einer Seite angezeigt werden sollen. Wenn das Feld leer bleibt oder eine 0 eingetragen wird, gibt es keine Spaltung.<text:line-break/></text:p>
        </text:list-item>
        <text:list-item>
          <text:p text:style-name="P93"><text:span text:style-name="T94">Ausgeschlossene Accounts</text:span><text:line-break/>Die meisten Foren besitzen einen Teamaccount, vielleicht noch NPCs oder andere Accounts, welche nicht wirklich als Spieler zählen. Diese Accounts sollen dann auch nicht auf dem Spielerverzeichnis angezeigt werden. Es sollte beachtet werden, wenn es sich bei diesen Accounts um einen Hauptaccount handelt, sprich es hängen andere Accounts an ihm, werden auch die angehängten Accounts nicht angezeigt. Sollte einer dieser Accounts als Zweitaccount/angehängter Account agieren, wird der Spieler dennoch angezeigt, nur der Account nicht bei den aufgelisteten Accounts.<text:line-break/></text:p>
        </text:list-item>
        <text:list-item>
          <text:p text:style-name="P95"><text:span text:style-name="T96">Profilfeldsystem</text:span><text:line-break/>Wie schon erwähnt ist das Plugin kompatibel mit den klassischen Profilfeldern von MyBB und/oder dem <text:a xlink:href="https://github.com/katjalennartz/application_ucp" office:target-frame-name="_top" xlink:show="replace"><text:span text:style-name="Hyperlink">Steckbrief-Plugin von Risuena</text:span></text:a>. Es kann aber auch die Option gewählt werden, ob beide Varianten im Forum benutzt werden. Die Einstellung ist wichtig, damit die Datenabfrage für die Statistiken ordentlich funktioniert. Oder bei Variablen für die Templates, um individuelle Informationen auszulesen.<text:line-break/></text:p>
        </text:list-item>
        <text:list-item>
          <text:p text:style-name="P97"><text:span text:style-name="T98">Spielername</text:span><text:line-break/>Die Einstellung ist selbsterklärend. Bei klassischen Profilfeldern muss eine Zahl eingetragen werden. Bei dem Steckbrief-Plugin von Risuena muss der Name/Identifikator des Felds eingetragen werden.<text:line-break/></text:p>
        </text:list-item>
        <text:list-item>
          <text:p text:style-name="P99"><text:span text:style-name="T100">Standard-Avatar &amp; Avatar verstecken</text:span><text:line-break/>Da die Charaktere ausgelesen werden von den einzelnen Spielern und nicht sofort jeder Account ein Avatar hat, benötigt es eine Ersatzgrafik. Und oft soll der Avatar passend zum Design sein, weswegen man die Datei selbst bestimmen kann. Aus dem Namen und dem Pfad zu den Bildern, welcher in jedem Design festgelegt wird, wird dann der Link zum Avatar gebildet. Bedeutet aber auch, dass der Default-Avatar in jedem Design-Ordner gleich heißen muss.<text:line-break/>Foren verstecken gerne ihre Avatare und auch das ist bei diesen Seiten möglich. Gäste bekommen dann den Default-Avatar angezeigt.<text:line-break/></text:p>
        </text:list-item>
        <text:list-item>
          <text:p text:style-name="P101"><text:span text:style-name="T102">Inplaytracker</text:span><text:line-break/>Das Plugin ist aktuell mit verschiedenen Inplaytrackern/Szenentrackern kompatibel: mit dem <text:a xlink:href="https://github.com/its-sparks-fly/Inplaytracker-2.0" office:target-frame-name="_top" xlink:show="replace"><text:span text:style-name="Hyperlink">Inplaytracker 2.0 von sparks fly</text:span></text:a>, dem Nachfolger <text:a xlink:href="https://github.com/ItsSparksFly/mybb-inplaytracker" office:target-frame-name="_top" xlink:show="replace"><text:span text:style-name="Hyperlink">Inplaytracker 3.0 von sparks fly</text:span></text:a>, dem <text:a xlink:href="https://github.com/katjalennartz/scenetracker" office:target-frame-name="_top" xlink:show="replace"><text:span text:style-name="Hyperlink">Szenentracker von Risuena</text:span></text:a>, dem Inplaytracker 1.0 von Ales, dem<text:s/><text:soft-page-break/>Nachfolger <text:a xlink:href="https://github.com/Ales12/inplaytracker-2.0" office:target-frame-name="_top" xlink:show="replace"><text:span text:style-name="Hyperlink">Inplaytracker 2.0 von Ales</text:span></text:a> und dem <text:a xlink:href="https://github.com/little-evil-genius/Inplayszenen-Manager" office:target-frame-name="_top" xlink:show="replace"><text:span text:style-name="Hyperlink">Inplayszenen-Manager von mir (little.evil.genius)</text:span></text:a><text:line-break/>Sollte euer Forum ein anderes Inplaytracker-System benutzen und ihr habt nicht das Wissen das ganze selbst anzupassen, dann meldet euch bei mir und es wird eine Lösung geben.<text:line-break/></text:p>
        </text:list-item>
        <text:list-item>
          <text:p text:style-name="P103"><text:span text:style-name="T104">Inplayzitate</text:span><text:line-break/>Auf der Spieler- und Charakterstatistik-Seite kann ein random Inplayzitat von den Charakteren bzw. dem Charakter ausgegeben werden. Sollte die Einstellung aktiviert sein, dann wird nur ein Zitat angezeigt, wenn ein Zitat vorhanden ist.<text:line-break/>Für diese Option wird das <text:a xlink:href="https://github.com/its-sparks-fly/Inplayzitate-2.0" office:target-frame-name="_top" xlink:show="replace"><text:span text:style-name="Hyperlink">Inplayzitate 2.0</text:span></text:a> oder <text:a xlink:href="https://github.com/ItsSparksFly/mybb-inplayquotes" office:target-frame-name="_top" xlink:show="replace"><text:span text:style-name="Hyperlink">Inplayzitate 3.0</text:span></text:a> Plugin von sparks fly oder <text:a xlink:href="https://storming-gates.de/showthread.php?tid=1041671&amp;pid=644636#pid644636" office:target-frame-name="_top" xlink:show="replace"><text:span text:style-name="Hyperlink">Inplayzitate</text:span></text:a> Plugin von Ales oder die <text:a xlink:href="https://storming-gates.de/showthread.php?tid=1039057&amp;pid=631126#pid631126" office:target-frame-name="_top" xlink:show="replace"><text:span text:style-name="Hyperlink">Inplayzitate</text:span></text:a> von mir benötigt. Wenn man diese Option nicht möchte, muss keins der beiden Plugins installiert sein.</text:p>
        </text:list-item>
      </text:list>
      <text:p text:style-name="P105">Alter</text:p>
      <text:p text:style-name="Normal">Auf der Spielerstatistik-Seite bei der Charakter-Statistik wird der jüngste und älteste Charakter ausgegeben und die durchschnittliche Altersangabe der Charaktere. Genauso kann bei jeder Charakterausgabe das Alter ausgegeben werden. Gerade für Foren, die kein Feld besitzen, wo die User ein Alter eintragen können, ist diese automatische Berechnung praktisch. Aber selbst wenn es ein festes Feld für das Alter gibt, kann das genutzt werden.<text:line-break/>Charaktere, wo noch keine Geburtstags- oder Alters-Informationen vorliegen, werden bei der Berechnung nicht beachtet.<text:line-break/><text:span text:style-name="T106">Hinweis</text:span> Es kann auch ein automatisches Alter berechnet werden, wenn Charaktere vor 1000 geboren wurden. Oder wenn Charaktere vor Christus geboren wurde. Diese Lösung geht natürlich nur mit einem Profilfeld bzw. mit einem Steckbrieffeld mit dem Typ "Text". Das Geburtsdatum für Charaktere v. Chr. muss wie folgt aussehen, damit es funktioniert: "TT.MM.YYYY v. Chr." (die Anzahl der Y kann natürlich variieren)<text:line-break/><text:span text:style-name="T107">Wichtig</text:span>, dass wirklich "v. Chr." in dem Feld steht und nicht "v.Chr.".</text:p>
      <text:list text:style-name="LFO14" text:continue-numbering="true">
        <text:list-item>
          <text:p text:style-name="P108"><text:span text:style-name="T109">Geburtstage der Charaktere</text:span><text:line-break/>Bei dieser Einstellung wird bestimmt, wie das Alter der Charaktere ermittelt werden soll. Es gibt drei Optionen, über ein Profilfeld/Steckbrieffeld, das MyBB Geburtstagsfeld oder das nur das Alter in einem Profilfeld/Steckbrieffeld festgehalten wird.<text:line-break/></text:p>
        </text:list-item>
        <text:list-item>
          <text:p text:style-name="P110"><text:span text:style-name="T111">Letzter Inplaytag</text:span><text:line-break/>Bei den ersten Optionen handelt es sich um eine Geburtstagsangabe. In dem Profilfeld/Steckbrieffeld sollte der Geburtstag im Format "TT.MM.JJJJ" stehen. Damit das Alter dann berechnet werden kann aus dem Geburtstag und passend zum Inplay, muss der letzte Inplaytag festgehalten werden. Ein Beispiel, das Forum bespielt aktuell das Jahr 2020 und die Monate "Januar, Februar und März". Dann wäre der letzte Inplaytag "31.03.2020". Dann wären alle Charaktere, die vor diesem Tag Geburtstag hatten, schon ein Jahr älter und alle anderen noch ein Jahr jünger. Es kann aber auch der "31.12.2020" angeben werden, wenn einem das lieber ist.<text:line-break/></text:p>
        </text:list-item>
        <text:list-item>
          <text:p text:style-name="P112"><text:span text:style-name="T113">Geburtstagsfeld &amp; Feld fürs Alter</text:span><text:line-break/>Diese zwei Einstellungen sind selbsterklärend. Bei klassischen Profilfeldern muss eine Zahl eingetragen werden. Bei dem Steckbrief-Plugin von Risuena muss der Name/Identifikator des Felds eingetragen werden.<text:line-break/><text:soft-page-break/>Das Format für den Geburtstag sollte, wenn es sich um ein Text- oder Textarea-Feld handelt, wie folgt sein: "TT.MM.JJJJ"<text:line-break/>Sollte in dem Feld für das Alter "xx Jahre" stehen, ist das kein Problem. Auch das fängt das Plugin ab und filtert die Zahlen aus dem Feld.</text:p>
        </text:list-item>
      </text:list>
      <text:p text:style-name="P114">Inplaystatistiken</text:p>
      <text:p text:style-name="Normal">Dieses Plugin bietet genau drei mögliche Inplaystatistiken. Alle drei können unabhängig voneinander aktiviert, dargestellt und deaktiviert werden.</text:p>
      <text:list text:style-name="LFO15" text:continue-numbering="true">
        <text:list-item>
          <text:p text:style-name="P115"><text:span text:style-name="T116">letzte 12 Monate-Statistik</text:span><text:line-break/>Wenn diese Möglichkeit aktiviert wurde, wird auf der Spieler- und Charakterstatistik-Seite die letzten 12 Monate, von dem aktuellen Monat betrachtet, angezeigt und die dazugehörigen Inplayposts. Auf der Spielerseite werden dafür alle Inplayposts von allen Charakteren mit einbezogen, auch der Charakterstatistik-Seite logischerweise nur von dem Charakter selbst.<text:line-break/>Es gibt die Möglichkeit das ganze als Säulendiagramm oder nur den Monatsnamen und Zahl angeben zu lassen. Die Farben für die blauen Balken können im mitgelieferten CSS angepasst werden. Dafür muss man die CSS Variable --chart-primary: #0066a2; anpassen. Für die Schriftfarbe --chart-text: #000;.<text:line-break/></text:p>
        </text:list-item>
        <text:list-item>
          <text:p text:style-name="P117"><text:span text:style-name="T118">Szenen- und Inplaypostanzahl pro Charakter</text:span><text:line-break/>Diese Statistik wird nur auf der Spielerstatistik-Seite angezeigt. Im Grunde dient es als Gegenüberstellung der einzelnen Charaktere im direkten Vergleich. Die Werte sind dann nach Charakter geordnet. Hier hat man drei Möglichkeiten für die Darstellung: Säulendiagramm, Kreisdiagramm oder nur der Charaktername und die Anzahl.<text:line-break/><text:span text:style-name="T119">Farben für die Säulen/Kreisflächen</text:span><text:line-break/>Wenn für die Darstellung, egal welches, ein Diagramm ausgewählt wurde, benötigt es auch Farben, damit man, gerade beim Kreis, unterscheiden kann. Deswegen kann man in den Einstellungen Farben hinterlegen. Standardmäßig werden 20 verschiedene Farben mitgeliefert. Sollte in eurem Forum Spieler vorhanden sein, die mehr als 20 Charaktere haben, solltet ihr die Liste erweitern. Achtet darauf, dass die Farben, wenn es mehrere Designs gibt, in allen Designs gut aussehen und harmonieren. Die Farben sind bei beiden Statistiken gleich. Sprich, wenn Charakter A bei der Szenenanzahl rot ist, dann ist er auch rot bei der Inplaypostanzahl.<text:line-break/><text:span text:style-name="T120">Hinweis:</text:span> Sollten euch nicht mehr als 20 Farben einfallen oder ihr habt es vergessen, dann geht auch nicht die Welt unter. Der Code fängt auch ab. Es wiederholen sich dann einfach die Farben aus der Auswahl.<text:line-break/><text:span text:style-name="T121">Legende bei Kreisdiagramm</text:span><text:line-break/>Bei den Kreisdiagrammen hat man die Möglichkeit einzustellen, ob rechts neben dem Diagramm eine Legende angezeigt wird, damit man weiß, welche Farbe welchen Charakter darstellt. Wenn man mit der Maus über das Diagramm fährt oder auf eine Fläche klickt, bekommt man mit einem Tooltip den Namen vom Charakter angezeigt.<text:line-break/><text:span text:style-name="T122">Hinweis:</text:span> Bei einer zu großen Anzahl von Charakteren könnte die Legende zu massiv und überladen wirken.</text:p>
        </text:list-item>
      </text:list>
      <text:p text:style-name="P123">Listen-Optionen</text:p>
      <text:list text:style-name="LFO16" text:continue-numbering="true">
        <text:list-item>
          <text:p text:style-name="P124"><text:span text:style-name="T125">Listen PHP</text:span><text:line-break/>In jedem Forum gibt es die Anzeige wo man sich gerade befindet. Die sogenannte Navigation. Auch bei diesem Plugin bildet sich automatisch diese Navigation für die<text:s/><text:soft-page-break/>einzelnen Seiten. Und wie z.B. auch bei einem Thema, bildet sich hier ein Pfad mit den vorherigen Seiten. Da so ein Spielerverzeichnis gerne bei bzw. als Liste verlinkt wird, besteht die Möglichkeit, die Listen bei dem Navigationspfad einzufügen. Damit die Verlinkung dann auf die Listen-Seite führt, sollte einmal der Link/PHP-Name angegeben werden. Wenn das Feld frei bleibt wird die Hauptseite der Listen nicht in den Pfad mit eingebunden.<text:line-break/></text:p>
        </text:list-item>
        <text:list-item>
          <text:p text:style-name="P126"><text:span text:style-name="T127">Listen Menü &amp; Listen Menü Template</text:span><text:line-break/>Viele Foren haben auf den verschiedenen Listen-Seiten immer ein Menü, wo alle Listen aufgelistet und verlinkt werden. Und auch das liefert das Plugin mit. Das Menü versteckt sich dann hinter der Variable {$lists_menu}.<text:s/><text:span text:style-name="T128">Diese Variable kann in die Templates "playerdirectory_directory", "playerdirectory_playerstat" und "playerdirectory_characterstat" eingefügt werden.</text:span><text:span text:style-name="T129"><text:line-break/></text:span>Wenn das <text:a xlink:href="https://github.com/ItsSparksFly/mybb-lists" office:target-frame-name="_top" xlink:show="replace"><text:span text:style-name="Hyperlink">Automatische Listen-Plugin von sparks fly</text:span></text:a> verwendet wird, ist das auch kein Problem. Dann liest das Plugin die benötigten Informationen selbst aus und verweist auf die entsprechenden Templates. Sollte das Plugin nicht verwendet werden, sondern man hat ein eigenes Template für das Listen-Menü, muss man nur den Namen von dem Template angegeben.</text:p>
        </text:list-item>
      </text:list>
      <text:p text:style-name="P130">User-Einstellungen</text:p>
      <text:p text:style-name="Normal">Wenn das Team die Spieler-Statistik und/oder die Charakter-Statistik aktiviert hat haben die User im User-CP bei ihren Einstellungen (usercp.php?action=options) die Möglichkeit für sich selbst zu entscheiden, ob andere Spieler und/oder Gäste ihre Statistiken sehen dürfen. Es gibt doch einige Spieler*innen, welche sich durch solche Statistiken gestalkt fühlen. Diesen möchte ich mit dieser Möglichkeit etwas Sicherheit geben, aber dass sie nicht darauf verzichten müssen, so eine Statistik für sich selbst zu haben. Denn man selbst kann seine Seiten immer ansehen. Genau wie das Team.</text:p>
      <text:list text:style-name="LFO11" text:continue-numbering="true">
        <text:list-item>
          <text:p text:style-name="P131">Eigene Statistik</text:p>
        </text:list-item>
      </text:list>
      <text:p text:style-name="Normal">Das Plugin liefert standardmäßig schon ein paar Statistiken mit, aber jedes Board hat dann doch gerne noch individuelle Statistiken. Sei es die Verteilung der Charaktere auf die Geschlechter, nach Benutzergruppe, soziale Schicht oder was auch immer ihr als Profilfeld/Steckbrieffeld abfragt. Mit dem Tool 'eigene Statistiken' könnt ihr einfach über das ACP die Spielerstatistik-Seite erweitern.<text:line-break/>Als erstes müssen die Gruppenberechtigungen gesetzt werden für die Gruppen, welche das Recht haben sollen, die eigenen Statistiken zu verwalten. Diese Einstellung ruft man unter "Benutzer &amp; Gruppen » Administrator-Berechtigungen » Benutzergruppen-Berechtigungen" (admin/index.php?module=user-admin_permissions&amp;action=group) auf und ändert bei den entsprechenden Gruppen die Berechtigungen. Die Berechtigungen für die eigenen Statistiken befinden sich im Tab „Benutzer &amp; Gruppen“.<text:line-break/>Die Verwaltung der eigenen Statistiken findet man dann im ACP unter Benutzer &amp; Gruppen » Statistiken für die Spielerstatistik: index.php?module=user-playerdirectory statt.</text:p>
      <text:p text:style-name="P132">Übersicht</text:p>
      <text:p text:style-name="Normal">Wenn in den allgemeinen Einstellungen zu dem Plugin die Spieler-Statistik aktiviert wurde, werden auf dieser Seite alle selbst erstellten Statistiken angezeigt. Die Statistiken sind nach ihrem Titel/Namen sortiert. Neben dem Namen wird die Variable für das Template später angezeigt. Außerdem auch die Infos zu der Statistik. Sprich, aus welcher Option werden die<text:s/><text:soft-page-break/>Daten gezogen (Profilfeld/Steckbrieffeld oder Usergruppe), wie wird diese Statistik dargestellt, die Werte, welche ausgelesen werden und gegebenenfalls die Farben für die einzelnen Werte.<text:line-break/>Alle Diagramme können nachträglich so oft bearbeitet werden, wie man möchte.</text:p>
      <text:p text:style-name="P133">eigene Statistiken erstellen</text:p>
      <text:p text:style-name="Normal">Das Erstellen von eigenen Statistiken ist eigentlich recht simpel. Es muss nur ein Formular ausgefüllt werden.<text:line-break/><text:span text:style-name="T134">Titel</text:span><text:line-break/>Zunächst bekommt die Statistik einen Titel. Dieser kann Umlaute und Zahlen beinhalten, wenn nötig. Der Titel dient zur Orientierung in der Übersicht im ACP und als Überschrift bei der Ausgabe der Statistik. Deswegen sollte der Titel mit dem "Charaktere nach ..." kombinierbar sein.<text:line-break/></text:p>
      <text:p text:style-name="Normal"><text:span text:style-name="T135">Identifikator</text:span><text:line-break/>Der Identifikator ist der Namen, mit dem die Statistik später im Template angesprochen wird. Was bei den Profilfeldern fidX ist, ist der Identifikator für die Statistiken. Er sollte keine Sonderzeichen oder Leerzeichen beinhalten und somit maschinenlesbar sein.<text:line-break/></text:p>
      <text:p text:style-name="Normal"><text:span text:style-name="T136">Darstellungsart</text:span><text:line-break/>Bei der Darstellungsart kann ausgewählt werden, wie die Statistik am Ende aussehen soll. Die Art kann so oft nach dem Erstellen geändert werden, bis man die richtige Entscheidung getroffen hat.<text:line-break/></text:p>
      <text:p text:style-name="Normal"><text:span text:style-name="T137">Farben</text:span><text:line-break/>Sollte man sich für eine Diagrammform entscheiden, muss man auch wieder Farben angeben. Es sollten so viele Farben angegeben werden, wie es schlussendlich auch Möglichkeiten gibt. Wenn das Profilfeld 4 Auswahlmöglichkeiten hat, dann sollten vier Farben angegeben werden. Da custom properties (CSS variables) immer beliebter werden und gerade für unterschiedliche Designs eine gute Lösung bieten, können auch Variablen angegeben werden, welche dann manuell im Stylesheet angelegt werden müssen. Wenn custom properties (CSS variables) benutzt werden muss einmal die Checkbox unter der Textarea ausgewählt werden.<text:line-break/>Bei dem Feld Auszählungsdaten gibt es entweder 2 oder 3 Optionen. Entweder klassische Profilfelder oder Steckbrieffeld (oder beides) und Benutzergruppen. Ob man die Optionen Profilfelder, Steckbrieffelder oder beide Optionen sieht hängt von der Einstellung zum Profilfeldsystem in den allgemeinen Einstellungen ab.<text:line-break/></text:p>
      <text:p text:style-name="Normal"><text:span text:style-name="T138">Profilfeld/Steckbrieffeld</text:span><text:line-break/>Wenn Profilfeld/Steckbrieffeld ausgewählt wurde, erscheinen zwei neue Felder. Eine Auswahlmöglichkeit und ein weiteres Textfeld. Bei der Auswahlmöglichkeit werden alle Felder angezeigt, die für die Statistiken geeignet sind. Welche Bedingungen ein Feld erfüllen muss, steht weiter unten. Einfach das gewünschte Feld auswählen. Dann gibt es das Textfeld "Ignorierende Auswahlmöglichkeiten". Es gibt öfter mal Profilfelder, wo Auswahlmöglichkeiten angegeben wurden, die aber nur als Platzhalter dienen. Zum Beispiel "keine Angabe" oder "---". Da diese Auswahlmöglichkeiten meist nicht in einer Statistik reinspielen sollen, kann in diesem Feld angegeben werden, welche Möglichkeiten nicht beachtet werden sollen. Dafür muss man die Position von der Möglichkeit angeben. Was bedeutet jetzt Position? Ich erkläre es an einem Beispiel:<text:line-break/><text:soft-page-break/><text:line-break/>keine Angabe<text:line-break/>Oberschicht<text:line-break/>Mittelschicht<text:line-break/>Unterschicht<text:line-break/><text:line-break/>Beziehungsweise für das Steckbriefplugin wie folgt:<text:line-break/>keine Angabe, Oberschicht, Mittelschicht, Unterschicht<text:line-break/><text:line-break/>Egal ob untereinander oder nebeneinander (durch ein Komma getrennt), "keine Angabe" steht an der ersten Stelle, somit wäre die Position eins. Wenn nun auch die Möglichkeit "Unterschicht" entfernt werden soll, dann wäre die Angaben in dem Feld folgende: "1,4".</text:p>
      <text:p text:style-name="Normal"><text:span text:style-name="T139">Benutzergruppen</text:span><text:line-break/>Gerade bei Foren mit vielen Gruppen bietet es sich an, Statistiken aus Benutzergruppen zu bilden. Wenn die Auszählungsdaten-Form Benutzergruppen ausgewählt wurden, erscheint eine Auswahlbox mit allen Gruppen, welche noch nicht in einer Statistik verbaut sind und eine weitere Einstellung für die Gruppenberechtigungen. Die Gästegruppe ist von vornherein nicht in der Auswahlbox vorhanden.<text:line-break/>Mit der Einstellung für die Gruppenberechtigungen wird eingestellt, ob die Benutzergruppe bei den Usern in der primären oder sekundären Gruppe eingestellt wird. Ein Beispiel könnte dafür sein, dass in der primären Gruppe die Wesensart ausgewählt wird und in der sekundären Gruppe festgehalten wird, ob der Account ein Schüler oder Erwachsener ist. Und jetzt möchte man eine Statistik darüber, wie die Schüler/Erwachsenen-Verteilung ist. Also werden die zwei Gruppen "Schüler" und "Erwachsene" ausgewählt und bei der Gruppeneinstellung sekundär ausgewählt.<text:line-break/>Es gibt auch die Möglichkeit, dass sekundär und primär betrachtet werden.<text:line-break/><text:line-break/>Die Statistik nur noch abspeichern und die entsprechende Variable dann in das Template "playerdirectory_playerstat" einfügen.</text:p>
      <text:p text:style-name="P140">geeignete Profilfelder/Steckbrieffelder</text:p>
      <text:p text:style-name="Normal">Es werden alle Profilfelder/Steckbrieffelder automatisch ausgelesen, wo eine feste Vorgabe zur Auswahl steht. Wenn ein Profilfeld/Steckbrieffeld schon einmal ausgewählt wurde für eine Statistik, kann es nicht noch einmal ausgewählt werden und wird somit auch nicht angezeigt.<text:line-break/>Folgende Felder sind für eine eigene Statistik nutzbar:</text:p>
      <text:list text:style-name="LFO17" text:continue-numbering="true">
        <text:list-item>
          <text:p text:style-name="P141">Auswahlbox</text:p>
        </text:list-item>
        <text:list-item>
          <text:p text:style-name="P142">Auswahlbox mit mehreren Optionen</text:p>
        </text:list-item>
        <text:list-item>
          <text:p text:style-name="P143">Radiobuttons</text:p>
        </text:list-item>
        <text:list-item>
          <text:p text:style-name="P144">Checkboxen</text:p>
        </text:list-item>
      </text:list>
      <text:p text:style-name="Normal">Das Plugin ist vom Design her sehr defaultmäßig gestaltet worden. Mein Plan war es ein Spielerverzeichnis und Statistikseiten zu programmieren, die etwas flexibler sind, um sie anzupassen und freier zu gestalten. Deswegen habe ich einige extra Variablen gebaut bzw. einfach aufgeschrieben, damit jeder sich die Templates so anpassen kann, wie er oder sie möchte. Manche Variablen sind mit einer Sprachvariable kombiniert, weswegen ich auch Variablen aufgelistet habe, die nur die Zahl ausgeben.</text:p>
      <text:soft-page-break/>
      <text:p text:style-name="Normal">Es gibt einige Variablen, da habe ich ['XXX'] geschrieben. Das sind Variablen für die Ausgabe von Profilfeldern/Steckbrieffeldern bzw. Spalten aus der Users Tabelle. Solche Variablen kennt man aus dem Profil, Mitgliederliste oder Postbit.</text:p>
      <text:p text:style-name="Normal"/>
      <text:p text:style-name="Normal"/>
      <text:p text:style-name="Normal">Profilfeld: ['fidX']</text:p>
      <text:p text:style-name="Normal">das X steht für die Zahl. Sowie man es auch von anderen Templates kennt. Zum Beispiel: ['fid5']</text:p>
      <text:p text:style-name="Normal"/>
      <text:p text:style-name="Normal"/>
      <text:p text:style-name="Normal">Steckbrieffeld: ['identifikator']</text:p>
      <text:p text:style-name="Normal">Hier muss der Identifikator von dem Steckbrieffeld eingetragen werden. Zum Beispiel: ['gender']</text:p>
      <text:p text:style-name="Normal"/>
      <text:p text:style-name="Normal"/>
      <text:p text:style-name="Normal">Users-Tabelle: ['spaltennamen']</text:p>
      <text:p text:style-name="Normal">Hier muss der Name der Spalte aus der Datenbank-Tabelle "users" eingetragen werden. Zum Beispiel: ['usertitle']</text:p>
      <text:p text:style-name="Normal"/>
      <text:p text:style-name="Normal">Variablen</text:p>
      <text:p text:style-name="Normal">playerdirectory_directory</text:p>
      <text:p text:style-name="Normal">{$allPlayers} - nur die Zahl aller Spieler</text:p>
      <text:p text:style-name="Normal">{$allCharacters} - nur die Zahl aller Charaktere</text:p>
      <text:p text:style-name="Normal">{$averagecharacters} - nur die Zahl der durschnittlichen Charakteranzahl</text:p>
      <text:p text:style-name="Normal"/>
      <text:p text:style-name="P145">playerdirectory_directory_user</text:p>
      <text:p text:style-name="P146">{$playerID} - User-ID vom Hauptcharakter</text:p>
      <text:p text:style-name="Normal">{$allinplayposts_formatted} - nur die Zahl aller Inplayposts</text:p>
      <text:p text:style-name="Normal">{$allinplayscenes_formatted} - nur die Zahl aller Szenen</text:p>
      <text:p text:style-name="Normal">{$allacc['XXX']} - Ausgabe von Profilfelder/Steckbrieffelder/Spalten der Users DB Tabelle vom Hauptcharakter</text:p>
      <text:p text:style-name="Normal"/>
      <text:p text:style-name="P147">playerdirectory_directory_characters</text:p>
      <text:p text:style-name="P148">{$characterID} - User-ID von dem Charakter</text:p>
      <text:p text:style-name="Normal">{$regdate} - Registriert seit</text:p>
      <text:soft-page-break/>
      <text:p text:style-name="Normal">{$lastactivity} - Zuletzt online</text:p>
      <text:p text:style-name="Normal">{$usertitle} - Benutzertitel vom Charakter</text:p>
      <text:p text:style-name="Normal">{$age} - Alter (automatisch berechnet, wenn der Geburtstag angegeben wurde)</text:p>
      <text:p text:style-name="Normal">{$charactername} - nur der Charaktername (ohne Link, ohne Formatierung)</text:p>
      <text:p text:style-name="Normal">{$charactername_link} - Charaktername (als Link, ohne Formatierung)</text:p>
      <text:p text:style-name="Normal">{$charactername_formated} - Charaktername (als Link + Formatierung der Gruppenfarbe)</text:p>
      <text:p text:style-name="Normal">{$first_name} &amp; {$last_name} - Vorname &amp; Nachname (+ Zweitname falls vorhanden im Benutzername)</text:p>
      <text:p text:style-name="Normal">{$allinplayposts_formatted} - nur die Zahl aller Inplayposts</text:p>
      <text:p text:style-name="Normal">{$allinplayscenes_formatted} - nur die Zahl aller Szenen</text:p>
      <text:p text:style-name="Normal">{$character['XXX']} - Ausgabe von Profilfelder/Steckbrieffelder/Spalten der Users DB Tabelle</text:p>
      <text:p text:style-name="Normal"/>
      <text:p text:style-name="Normal">playerdirectory_playerstat</text:p>
      <text:p text:style-name="Normal">{$mainID} - User-ID vom Haupt-Charakter</text:p>
      <text:p text:style-name="Normal">{$playerstat['XXX']} - Ausgabe von Profilfelder/Steckbrieffelder/Spalten der Users DB Tabelle von Daten vom HAUPT-Account</text:p>
      <text:p text:style-name="Normal">erster Charakter</text:p>
      <text:p text:style-name="Normal">{$firstchara} - nur der Charaktername ohne Reistrierungsdatum (als Link, ohne Formatierung)</text:p>
      <text:p text:style-name="Normal">{$firstchara_formated} - nur der Charaktername ohne Reistrierungsdatum (als Link, mit Formatierung)</text:p>
      <text:p text:style-name="Normal">{$firstchara_reg} - Charaktername mit Reistrierungsdatum (als Link, ohne Formatierung)</text:p>
      <text:p text:style-name="Normal">{$firstchara_formated_reg} - Charaktername mit Reistrierungsdatum (als Link, mit Formatierung)</text:p>
      <text:p text:style-name="Normal">neuster Charakter</text:p>
      <text:p text:style-name="Normal">{$lastchara} - nur der Charaktername ohne Reistrierungsdatum (als Link, ohne Formatierung)</text:p>
      <text:p text:style-name="Normal">{$lastchara_formated} - nur der Charaktername ohne Reistrierungsdatum (als Link, mit Formatierung)</text:p>
      <text:p text:style-name="Normal">{$lastchara_reg} - Charaktername mit Reistrierungsdatum (als Link, ohne Formatierung)</text:p>
      <text:p text:style-name="Normal">{$lastchara_formated_reg} - Charaktername mit Reistrierungsdatum (als Link, mit Formatierung)</text:p>
      <text:p text:style-name="Normal">{$lastchara} - nur der Charaktername ohne Reistrierungsdatum (als Link, ohne Formatierung)</text:p>
      <text:p text:style-name="Normal">heißester Charakter</text:p>
      <text:p text:style-name="Normal">{$hotCharacter} - nur der Charaktername und Postanzahl (als Link, ohne Formatierung)</text:p>
      <text:p text:style-name="Normal">{$hotCharacter_formated} - nur der Charaktername und Postanzahl (als Link, mit Formatierung)</text:p>
      <text:p text:style-name="Normal"/>
      <text:soft-page-break/>
      <text:p text:style-name="P149">playerdirectory_playerstat_characters</text:p>
      <text:p text:style-name="P150">{$charaID} - User-ID von dem Charakter</text:p>
      <text:p text:style-name="Normal">{$regdate} - Registriert seit</text:p>
      <text:p text:style-name="Normal">{$lastactivity} - Zuletzt online</text:p>
      <text:p text:style-name="Normal">{$usertitle} - Benutzertitel vom Charakter</text:p>
      <text:p text:style-name="Normal">{$age} - Alter (automatisch berechnet, wenn der Geburtstag angegeben wurde)</text:p>
      <text:p text:style-name="Normal">{$charactername} - nur der Charaktername (ohne Link, ohne Formatierung)</text:p>
      <text:p text:style-name="Normal">{$charactername_link} - Charaktername (als Link, ohne Formatierung)</text:p>
      <text:p text:style-name="Normal">{$charactername_formated} - Charaktername (als Link + Formatierung der Gruppenfarbe)</text:p>
      <text:p text:style-name="Normal">{$first_name} &amp; {$last_name} - Vorname &amp; Nachname (+ Zweitname falls vorhanden im Benutzername)</text:p>
      <text:p text:style-name="Normal">{$allinplayposts_formatted} - nur die Zahl aller Inplayposts</text:p>
      <text:p text:style-name="Normal">{$allinplayscenes_formatted} - nur die Zahl aller Szenen</text:p>
      <text:p text:style-name="Normal">{$char['XXX']} - Ausgabe von Profilfelder/Steckbrieffelder/Spalten der Users DB Tabelle</text:p>
      <text:p text:style-name="Normal"/>
      <text:p text:style-name="Normal">playerdirectory_characterstat</text:p>
      <text:p text:style-name="Normal">{$charaID} - User-ID von dem Charakter</text:p>
      <text:p text:style-name="Normal">{$playername} - Name vom Spieler</text:p>
      <text:p text:style-name="Normal">{$usertitle} - Benutzertitel vom Charakter</text:p>
      <text:p text:style-name="Normal">{$age} - Alter (automatisch berechnet, wenn der Geburtstag angegeben wurde)</text:p>
      <text:p text:style-name="Normal">{$charactername} - nur der Charaktername (ohne Link, ohne Formatierung)</text:p>
      <text:p text:style-name="Normal">{$charactername_link} - Charaktername (als Link, ohne Formatierung)</text:p>
      <text:p text:style-name="Normal">{$charactername_formated} - Charaktername (als Link + Formatierung der Gruppenfarbe)</text:p>
      <text:p text:style-name="Normal">{$first_name} &amp; {$last_name} - Vorname &amp; Nachname (+ Zweitname falls vorhanden im Benutzername)</text:p>
      <text:p text:style-name="Normal">{$characterstat['XXX']} - Ausgabe von Profilfelder/Steckbrieffelder/Spalten der Users DB Tabelle</text:p>
      <text:p text:style-name="Normal"/>
      <text:p text:style-name="P151">playerdirectory_playerstat_inplayquote &amp; playerdirectory_characterstat_inplayquote</text:p>
      <text:p text:style-name="Normal">{$charactername} - nur der Charaktername (ohne Link, ohne Formatierung)</text:p>
      <text:p text:style-name="Normal">{$charactername_link} - Charaktername (als Link, ohne Formatierung)</text:p>
      <text:p text:style-name="Normal">{$charactername_formated} - Charaktername (als Link + Formatierung der Gruppenfarbe)</text:p>
      <text:p text:style-name="Normal">{$first_name} &amp; {$last_name} - Vorname &amp; Nachname (+ Zweitname falls vorhanden im Benutzername)</text:p>
      <text:soft-page-break/>
      <text:p text:style-name="Normal">{$quotes['XXX']} - Ausgabe von Profilfelder/Steckbrieffelder/Spalten der Users DB Tabell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ara Hasse</meta:initial-creator>
    <dc:creator>Lara Hasse</dc:creator>
    <meta:creation-date>2025-10-26T08:03:00Z</meta:creation-date>
    <dc:date>2025-10-26T08:07:00Z</dc:date>
    <meta:template xlink:href="Normal" xlink:type="simple"/>
    <meta:editing-cycles>1</meta:editing-cycles>
    <meta:editing-duration>PT0S</meta:editing-duration>
    <meta:document-statistic meta:page-count="15" meta:paragraph-count="67" meta:word-count="4619" meta:character-count="33655" meta:row-count="242" meta:non-whitespace-character-count="29103"/>
  </office:meta>
</office:document-meta>
</file>